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altime Twitter Sentiment Analytics</text:p>
      <text:p text:style-name="Standard"/>
      <text:p text:style-name="Standard"><text:span text:style-name="T1">Objective</text:span>: To implement/ practice Apache spark features on a realtime application.</text:p>
      <text:p text:style-name="Standard">This application collects the realtime streaming tweets from twitter for target keywords and process the data in realtime.</text:p>
      <text:p text:style-name="Standard"/>
      <text:p text:style-name="Standard"><text:span text:style-name="T1">Tools Used</text:span>: Apache spark SCALA (Core API), Apache spark SQL, Apache spark Streaming, Twitter4j</text:p>
      <text:p text:style-name="Standard"/>
      <text:p text:style-name="Standard"><text:span text:style-name="T1">Realtime Analytics performed</text:span>:</text:p>
      <text:list xml:id="list73582309" text:style-name="L1">
        <text:list-item>
          <text:p text:style-name="P2"><text:span text:style-name="T2">Tweet Sentiment of each tweet using </text:span>lexical affinity method.</text:p>
        </text:list-item>
        <text:list-item>
          <text:p text:style-name="P2">Popular Retweets</text:p>
        </text:list-item>
        <text:list-item>
          <text:p text:style-name="P2">Top 5 hashtags</text:p>
        </text:list-item>
        <text:list-item>
          <text:p text:style-name="P2">Least 5 hashtags</text:p>
        </text:list-item>
      </text:list>
      <text:p text:style-name="Standard"/>
      <text:p text:style-name="Standard"><text:span text:style-name="T1">Reusability</text:span>:</text:p>
      <text:p text:style-name="Standard">This has been implemented in a generic way.</text:p>
      <text:list xml:id="list2128142795" text:style-name="L3">
        <text:list-item>
          <text:p text:style-name="P4">Application code can be tweaked to process any realtime data from any HDFS/ local file system location. </text:p>
          <text:p text:style-name="P4">Eg: Log files</text:p>
        </text:list-item>
        <text:list-item>
          <text:p text:style-name="P4">Complex twitter data analytics can be performed by extending this code.</text:p>
        </text:list-item>
      </text:list>
      <text:p text:style-name="Standard"/>
      <text:p text:style-name="Standard"><text:span text:style-name="T1">Observation</text:span>:</text:p>
      <text:list xml:id="list841735992" text:style-name="L4">
        <text:list-item>
          <text:p text:style-name="P5">Results from this tweet analyzer are similar to the Rstudio's twitter analysis application.</text:p>
          <text:p text:style-name="P5"><text:a xlink:type="simple" xlink:href="http://spark.rstudio.com/mczerny/TwitterAnalysis/">http://spark.rstudio.com/mczerny/TwitterAnalysis/</text:a></text:p>
        </text:list-item>
        <text:list-item>
          <text:p text:style-name="P5">Observed that most of the tweets appeared at almost same-time in twitter streaming and in the tweet analyzer application.</text:p>
          <text:p text:style-name="P5"><text:a xlink:type="simple" xlink:href="https://twitter.com/search?f=realtime">https://twitter.com/search?f=realtime</text:a> </text:p>
        </text:list-item>
      </text:list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Devanagar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oopUser </meta:initial-creator>
    <meta:creation-date>2014-12-01T14:57:47</meta:creation-date>
    <dc:date>2014-12-01T18:50:05</dc:date>
    <dc:creator>HadoopUser </dc:creator>
    <meta:editing-duration>PT3H37M7S</meta:editing-duration>
    <meta:editing-cycles>7</meta:editing-cycles>
    <meta:generator>LibreOffice/3.4$Unix LibreOffice_project/340m1$Build-502</meta:generator>
    <meta:document-statistic meta:table-count="0" meta:image-count="0" meta:object-count="0" meta:page-count="1" meta:paragraph-count="20" meta:word-count="153" meta:character-count="1035" meta:non-whitespace-character-count="909"/>
  </office:meta>
</office:document-meta>
</file>